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1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1" style:family="table">
      <style:table-properties style:width="17.602cm" fo:margin-left="0cm" table:align="left"/>
    </style:style>
    <style:style style:name="Tabla1.A" style:family="table-column">
      <style:table-column-properties style:column-width="3.941cm"/>
    </style:style>
    <style:style style:name="Tabla1.B" style:family="table-column">
      <style:table-column-properties style:column-width="1.589cm"/>
    </style:style>
    <style:style style:name="Tabla1.C" style:family="table-column">
      <style:table-column-properties style:column-width="2.963cm"/>
    </style:style>
    <style:style style:name="Tabla1.D" style:family="table-column">
      <style:table-column-properties style:column-width="1.894cm"/>
    </style:style>
    <style:style style:name="Tabla1.E" style:family="table-column">
      <style:table-column-properties style:column-width="3.45cm"/>
    </style:style>
    <style:style style:name="Tabla1.F" style:family="table-column">
      <style:table-column-properties style:column-width="3.764cm"/>
    </style:style>
    <style:style style:name="Tabla1.A1" style:family="table-cell">
      <style:table-cell-properties fo:padding="0cm" fo:border="none" style:writing-mode="lr-tb"/>
    </style:style>
    <style:style style:name="Tabla2" style:family="table">
      <style:table-properties style:width="17.572cm" fo:margin-left="0cm" table:align="left"/>
    </style:style>
    <style:style style:name="Tabla2.A" style:family="table-column">
      <style:table-column-properties style:column-width="2.993cm"/>
    </style:style>
    <style:style style:name="Tabla2.B" style:family="table-column">
      <style:table-column-properties style:column-width="2.431cm"/>
    </style:style>
    <style:style style:name="Tabla2.C" style:family="table-column">
      <style:table-column-properties style:column-width="2.42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67%"/>
    </style:style>
    <style:style style:name="T3" style:family="text">
      <style:text-properties fo:color="#212121" style:font-weight-complex="bol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scripción de infecciones del sitio operatorio en procedimientos quirúrgicos de cirugía plástica <text:s/>en Clínica Antioquia S.A 2018 – 2021.</text:p>
      <text:p text:style-name="P1"/>
      <text:p text:style-name="P2">Objetivos generales.</text:p>
      <text:list text:style-name="L1">
        <text:list-item>
          <text:p text:style-name="P9">Describir la incidencia de infección del sitio operatorio durante el periodo de tiempo establecido y los factores asociados.</text:p>
        </text:list-item>
        <text:list-item>
          <text:p text:style-name="P9">Identificar los factores de riesgo asociados con la infección del sitio operatorio en en esta población de pacientes.</text:p>
        </text:list-item>
      </text:list>
      <text:p text:style-name="P3"/>
      <text:p text:style-name="P2">Objetivos específicos.</text:p>
      <text:p text:style-name="P2"/>
      <text:p text:style-name="P2">Metodología</text:p>
      <text:p text:style-name="P3">Periodo de estudio:<text:span text:style-name="Fuente_20_de_20_párrafo_20_predeter."><text:span text:style-name="T1"> s</text:span></text:span>egundo semestre de 2018 a primero semestre de 2021.</text:p>
      <text:p text:style-name="P3">Estudio de casos y controles.</text:p>
      <text:p text:style-name="P3">Muestreo con relación caso control 1:4. Selección aleatoria de los controles.</text:p>
      <text:p text:style-name="P3">Comparación de los grupos mediante un modelo GAM y/o regresión logística</text:p>
      <text:p text:style-name="P3">Paquetes estadístico: R</text:p>
      <text:p text:style-name="P3"/>
      <text:p text:style-name="P3"><text:span text:style-name="Fuente_20_de_20_párrafo_20_predeter."><text:span text:style-name="T1">Tabla de variables</text:span></text:span>.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1779603348272">
          <table:table-cell table:style-name="Tabla1.A1" office:value-type="string">
            <text:p text:style-name="P5">Variable</text:p>
          </table:table-cell>
          <table:table-cell table:style-name="Tabla1.A1" office:value-type="string">
            <text:p text:style-name="P5">Código</text:p>
          </table:table-cell>
          <table:table-cell table:style-name="Tabla1.A1" office:value-type="string">
            <text:p text:style-name="P5">Escala de medición</text:p>
          </table:table-cell>
          <table:table-cell table:style-name="Tabla1.A1" office:value-type="string">
            <text:p text:style-name="P5">Unidades</text:p>
          </table:table-cell>
          <table:table-cell table:style-name="Tabla1.A1" office:value-type="string">
            <text:p text:style-name="P5">Valores</text:p>
          </table:table-cell>
          <table:table-cell table:style-name="Tabla1.A1" office:value-type="string">
            <text:p text:style-name="P5">Comentarios</text:p>
          </table:table-cell>
        </table:table-row>
        <table:table-row table:style-name="TableLine1779603343104">
          <table:table-cell table:style-name="Tabla1.A1" office:value-type="string">
            <text:p text:style-name="P5">Edad</text:p>
          </table:table-cell>
          <table:table-cell table:style-name="Tabla1.A1" office:value-type="string">
            <text:p text:style-name="P5">edad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Años cumplido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eLine1779603341472">
          <table:table-cell table:style-name="Tabla1.A1" office:value-type="string">
            <text:p text:style-name="P5">Índice de masa corporal</text:p>
          </table:table-cell>
          <table:table-cell table:style-name="Tabla1.A1" office:value-type="string">
            <text:p text:style-name="P5">imc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Kg/m<text:span text:style-name="Fuente_20_de_20_párrafo_20_predeter."><text:span text:style-name="T2">2</text:span></text:span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eLine1779603342560">
          <table:table-cell table:style-name="Tabla1.A1" office:value-type="string">
            <text:p text:style-name="P5">Diabetes mellitus</text:p>
          </table:table-cell>
          <table:table-cell table:style-name="Tabla1.A1" office:value-type="string">
            <text:p text:style-name="P5">dm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</text:p>
          </table:table-cell>
          <table:table-cell table:style-name="Tabla1.A1" office:value-type="string">
            <text:p text:style-name="P6">0: No</text:p>
            <text:p text:style-name="P6">1: Si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34400">
          <table:table-cell table:style-name="Tabla1.A1" office:value-type="string">
            <text:p text:style-name="P5">Estancia hospitalaria preoperatoria</text:p>
          </table:table-cell>
          <table:table-cell table:style-name="Tabla1.A1" office:value-type="string">
            <text:p text:style-name="P5">eh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Día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eLine1779603339568">
          <table:table-cell table:style-name="Tabla1.A1" office:value-type="string">
            <text:p text:style-name="P5">Tabaquista</text:p>
          </table:table-cell>
          <table:table-cell table:style-name="Tabla1.A1" office:value-type="string">
            <text:p text:style-name="P5">tab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<text:s/>Conteo</text:p>
          </table:table-cell>
          <table:table-cell table:style-name="Tabla1.A1" office:value-type="string">
            <text:p text:style-name="P6">0: No</text:p>
            <text:p text:style-name="P6">1: Si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40112">
          <table:table-cell table:style-name="Tabla1.A1" office:value-type="string">
            <text:p text:style-name="P5">Encargado de la asepsia de la piel</text:p>
          </table:table-cell>
          <table:table-cell table:style-name="Tabla1.A1" office:value-type="string">
            <text:p text:style-name="P5">enc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</text:p>
          </table:table-cell>
          <table:table-cell table:style-name="Tabla1.A1" office:value-type="string">
            <text:p text:style-name="P3">1. Instrumentadora.</text:p>
            <text:p text:style-name="P6">2. Enfermera.</text:p>
            <text:p text:style-name="P6">3. Auxiliar de enfermería.</text:p>
          </table:table-cell>
          <table:table-cell table:style-name="Tabla1.A1" office:value-type="string">
            <text:p text:style-name="P3"/>
          </table:table-cell>
        </table:table-row>
        <table:table-row table:style-name="TableLine1779603348000">
          <table:table-cell table:style-name="Tabla1.A1" office:value-type="string">
            <text:p text:style-name="P5">Duración de la cirugía</text:p>
          </table:table-cell>
          <table:table-cell table:style-name="Tabla1.A1" office:value-type="string">
            <text:p text:style-name="P5">dur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Minuto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eLine1779603338480">
          <table:table-cell table:style-name="Tabla1.A1" office:value-type="string">
            <text:p text:style-name="P5">Fecha de la cirugía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d/m/año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eLine1779603364592">
          <table:table-cell table:style-name="Tabla1.A1" office:value-type="string">
            <text:p text:style-name="P5">Ventana de profilaxis antibiótica</text:p>
          </table:table-cell>
          <table:table-cell table:style-name="Tabla1.A1" office:value-type="string">
            <text:p text:style-name="P5">vent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Minuto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eLine1779603353168">
          <table:table-cell table:style-name="Tabla1.A1" office:value-type="string">
            <text:p text:style-name="P5">Uso de drenajes</text:p>
          </table:table-cell>
          <table:table-cell table:style-name="Tabla1.A1" office:value-type="string">
            <text:p text:style-name="P5">dren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</text:p>
          </table:table-cell>
          <table:table-cell table:style-name="Tabla1.A1" office:value-type="string">
            <text:p text:style-name="P6">0: No</text:p>
            <text:p text:style-name="P6">1: Si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53984">
          <table:table-cell table:style-name="Tabla1.A1" office:value-type="string">
            <text:p text:style-name="P5">Cirujano</text:p>
          </table:table-cell>
          <table:table-cell table:style-name="Tabla1.A1" office:value-type="string">
            <text:p text:style-name="P5">cx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</text:p>
          </table:table-cell>
          <table:table-cell table:style-name="Tabla1.A1" office:value-type="string">
            <text:p text:style-name="P6">1. Gloria Alzate.</text:p>
            <text:p text:style-name="P6">2. Francisco Eraso.</text:p>
            <text:p text:style-name="P6">3. Reynaldo Llamas.</text:p>
            <text:p text:style-name="P6">4. Rosa Uribe.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60784">
          <table:table-cell table:style-name="Tabla1.A1" office:value-type="string">
            <text:p text:style-name="P5">Número de dosis de profilaxis antibiótica</text:p>
          </table:table-cell>
          <table:table-cell table:style-name="Tabla1.A1" office:value-type="string">
            <text:p text:style-name="P5">atb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Conteo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Se define como el número de dosis de <text:soft-page-break/>antibióticos perioperatorios, incluye antibióticos orales.</text:p>
          </table:table-cell>
        </table:table-row>
        <table:table-row table:style-name="TableLine1779603362960">
          <table:table-cell table:style-name="Tabla1.A1" office:value-type="string">
            <text:p text:style-name="P5">Uso de ayudante quirúrgico</text:p>
          </table:table-cell>
          <table:table-cell table:style-name="Tabla1.A1" office:value-type="string">
            <text:p text:style-name="P5">ayu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</text:p>
          </table:table-cell>
          <table:table-cell table:style-name="Tabla1.A1" office:value-type="string">
            <text:p text:style-name="P6">0: No ayudante.</text:p>
            <text:p text:style-name="P6">1: Cirujano plástico.</text:p>
            <text:p text:style-name="P6">2. Médico general.</text:p>
            <text:p text:style-name="P6">3. Instrumentadora.</text:p>
            <text:p text:style-name="P6">4. Enfermera.</text:p>
            <text:p text:style-name="P6">5. Auxiliar de enfermería.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58608">
          <table:table-cell table:style-name="Tabla1.A1" office:value-type="string">
            <text:p text:style-name="P5">Tipo de procedimiento</text:p>
          </table:table-cell>
          <table:table-cell table:style-name="Tabla1.A1" office:value-type="string">
            <text:p text:style-name="P5">pto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5">Código CUPS</text:p>
          </table:table-cell>
          <table:table-cell table:style-name="Tabla1.A1" office:value-type="string">
            <text:p text:style-name="P5">lipectomia abdomial</text:p>
            <text:p text:style-name="P5">lipectomia otros sitios</text:p>
            <text:p text:style-name="P5">mamoplastia (incluye uni o bilateral)</text:p>
          </table:table-cell>
        </table:table-row>
        <table:table-row table:style-name="TableLine1779603361600">
          <table:table-cell table:style-name="Tabla1.A1" office:value-type="string">
            <text:p text:style-name="P5">Infección</text:p>
          </table:table-cell>
          <table:table-cell table:style-name="Tabla1.A1" office:value-type="string">
            <text:p text:style-name="P5">inf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>0: No</text:p>
            <text:p text:style-name="P6">1: Si</text:p>
          </table:table-cell>
          <table:table-cell table:style-name="Tabla1.A1" office:value-type="string">
            <text:p text:style-name="P6">Definida acorde criterios CDC</text:p>
          </table:table-cell>
        </table:table-row>
        <table:table-row table:style-name="TableLine1779603356160">
          <table:table-cell table:style-name="Tabla1.A1" office:value-type="string">
            <text:p text:style-name="P5">Tipo de ISO</text:p>
          </table:table-cell>
          <table:table-cell table:style-name="Tabla1.A1" office:value-type="string">
            <text:p text:style-name="P5">iso</text:p>
          </table:table-cell>
          <table:table-cell table:style-name="Tabla1.A1" office:value-type="string">
            <text:p text:style-name="P5">Ord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>1: Superficial.</text:p>
            <text:p text:style-name="P6">2. Profunda.</text:p>
            <text:p text:style-name="P6">3- Órgano espacio.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50992">
          <table:table-cell table:style-name="Tabla1.A1" office:value-type="string">
            <text:p text:style-name="P5">Género</text:p>
          </table:table-cell>
          <table:table-cell table:style-name="Tabla1.A1" office:value-type="string">
            <text:p text:style-name="P5">gen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>0: Mujer.</text:p>
            <text:p text:style-name="P6">1: Hombre.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70304">
          <table:table-cell table:style-name="Tabla1.A1" office:value-type="string">
            <text:p text:style-name="P5">Tabaquismo</text:p>
          </table:table-cell>
          <table:table-cell table:style-name="Tabla1.A1" office:value-type="string">
            <text:p text:style-name="P5">tab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>0: No</text:p>
            <text:p text:style-name="P6">1: Si</text:p>
          </table:table-cell>
          <table:table-cell table:style-name="Tabla1.A1" office:value-type="string">
            <text:p text:style-name="P6">Se refiere a consumo de tabaco en los 30 días precedentes a la fecha de la cirugía</text:p>
          </table:table-cell>
        </table:table-row>
        <table:table-row table:style-name="TableLine1779603374656">
          <table:table-cell table:style-name="Tabla1.A1" office:value-type="string">
            <text:p text:style-name="P5">Número de procedimientos</text:p>
          </table:table-cell>
          <table:table-cell table:style-name="Tabla1.A1" office:value-type="string">
            <text:p text:style-name="P5">np</text:p>
          </table:table-cell>
          <table:table-cell table:style-name="Tabla1.A1" office:value-type="string">
            <text:p text:style-name="P5">Razón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Indica en número de procedimientos realizados simultáneamente.</text:p>
          </table:table-cell>
        </table:table-row>
        <table:table-row table:style-name="TableLine1779603376560">
          <table:table-cell table:style-name="Tabla1.A1" office:value-type="string">
            <text:p text:style-name="P5">Región anatómica</text:p>
          </table:table-cell>
          <table:table-cell table:style-name="Tabla1.A1" office:value-type="string">
            <text:p text:style-name="P5">ra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>Tronco.</text:p>
            <text:p text:style-name="P6">Abdomen.</text:p>
            <text:p text:style-name="P6">Extremidades.</text:p>
            <text:p text:style-name="P6">Cabeza.</text:p>
          </table:table-cell>
          <table:table-cell table:style-name="Tabla1.A1" office:value-type="string">
            <text:p text:style-name="P6"/>
          </table:table-cell>
        </table:table-row>
        <table:table-row table:style-name="TableLine1779603381184">
          <table:table-cell table:style-name="Tabla1.A1" office:value-type="string">
            <text:p text:style-name="P5">Uso de manta térmica</text:p>
          </table:table-cell>
          <table:table-cell table:style-name="Tabla1.A1" office:value-type="string">
            <text:p text:style-name="P5">mt</text:p>
          </table:table-cell>
          <table:table-cell table:style-name="Tabla1.A1" office:value-type="string">
            <text:p text:style-name="P5">Nominal</text:p>
          </table:table-cell>
          <table:table-cell table:style-name="Tabla1.A1" office:value-type="string">
            <text:p text:style-name="P5">Conteos</text:p>
          </table:table-cell>
          <table:table-cell table:style-name="Tabla1.A1" office:value-type="string">
            <text:p text:style-name="P6">0: No</text:p>
            <text:p text:style-name="P6">1: Si</text:p>
          </table:table-cell>
          <table:table-cell table:style-name="Tabla1.A1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>Definición de infección del sitio operatorio: criterios CDC.</text:p>
      <text:p text:style-name="P3"/>
      <text:p text:style-name="P2">Tamaño de muestra (Epidat)</text:p>
      <text:p text:style-name="P3">Inferencia de prevalencia de infección</text:p>
      <text:p text:style-name="P3">Proporción esperada 3%. Precisión: 5%. Efecto del diseño: 3, Significancia estadística: 0,05. Basados en lo anterior se necesita una muestra de 135 pacientes.</text:p>
      <text:p text:style-name="P3"/>
      <text:p text:style-name="P3"/>
      <text:p text:style-name="P3">Estudio de casos y controles (se usó la obesidad como factor de riesgo)<text:span text:style-name="Fuente_20_de_20_párrafo_20_predeter."><text:span text:style-name="T2">1</text:span></text:span>:</text:p>
      <text:p text:style-name="P3">Proporción de casos expuestos: 25,600%<text:tab/></text:p>
      <text:p text:style-name="P3"><text:soft-page-break/>Proporción de controles expuestos: 10,300%<text:tab/></text:p>
      <text:p text:style-name="P3">Odds ratio a detectar:<text:tab/>2.9<text:tab/></text:p>
      <text:p text:style-name="P3">Número de controles por caso: 4. Poder: 80%. Para un resultado de 55 casos y 220 controles. Con pareamiento por tipo de procedimiento.</text:p>
      <text:p text:style-name="P3"/>
      <text:p text:style-name="P3"/>
      <text:p text:style-name="P3">Periodos de muestreo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column table:style-name="Tabla2.B" table:number-columns-repeated="2"/>
        <table:table-row table:style-name="TableLine1779603344736">
          <table:table-cell table:style-name="Tabla2.A1" table:number-columns-spanned="7" office:value-type="string">
            <text:p text:style-name="Standard">Tabla 1. Procedimientos realizados por cirugía plástica por se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79603374384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>2018</text:p>
          </table:table-cell>
          <table:table-cell table:style-name="Tabla2.A1" office:value-type="string">
            <text:p text:style-name="P4">2019</text:p>
          </table:table-cell>
          <table:table-cell table:style-name="Tabla2.A1" office:value-type="string">
            <text:p text:style-name="P4">2019</text:p>
          </table:table-cell>
          <table:table-cell table:style-name="Tabla2.A1" office:value-type="string">
            <text:p text:style-name="P4">2020</text:p>
          </table:table-cell>
          <table:table-cell table:style-name="Tabla2.A1" office:value-type="string">
            <text:p text:style-name="P4">2020</text:p>
          </table:table-cell>
          <table:table-cell table:style-name="Tabla2.A1" office:value-type="string">
            <text:p text:style-name="P4">2021</text:p>
          </table:table-cell>
        </table:table-row>
        <table:table-row table:style-name="TableLine1779603381456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>Semestre 2</text:p>
          </table:table-cell>
          <table:table-cell table:style-name="Tabla2.A1" office:value-type="string">
            <text:p text:style-name="P4">Semestre 1</text:p>
          </table:table-cell>
          <table:table-cell table:style-name="Tabla2.A1" office:value-type="string">
            <text:p text:style-name="P4">Semestre 2</text:p>
          </table:table-cell>
          <table:table-cell table:style-name="Tabla2.A1" office:value-type="string">
            <text:p text:style-name="P4">Semestre 1</text:p>
          </table:table-cell>
          <table:table-cell table:style-name="Tabla2.A1" office:value-type="string">
            <text:p text:style-name="P4">Semestre 2</text:p>
          </table:table-cell>
          <table:table-cell table:style-name="Tabla2.A1" office:value-type="string">
            <text:p text:style-name="P4">Semestre 1</text:p>
          </table:table-cell>
        </table:table-row>
        <table:table-row table:style-name="TableLine1779603378464">
          <table:table-cell table:style-name="Tabla2.A1" office:value-type="string">
            <text:p text:style-name="P4">Número de procedimientos realizados Itagui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>260</text:p>
          </table:table-cell>
          <table:table-cell table:style-name="Tabla2.A1" office:value-type="string">
            <text:p text:style-name="P4">232</text:p>
          </table:table-cell>
          <table:table-cell table:style-name="Tabla2.A1" office:value-type="string">
            <text:p text:style-name="P4"/>
          </table:table-cell>
        </table:table-row>
        <table:table-row table:style-name="TableLine1779603372480">
          <table:table-cell table:style-name="Tabla2.A1" office:value-type="string">
            <text:p text:style-name="P4">Mamoplastia de reducción (uni o bilateral)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>27</text:p>
          </table:table-cell>
          <table:table-cell table:style-name="Tabla2.A1" office:value-type="string">
            <text:p text:style-name="P4">29</text:p>
          </table:table-cell>
          <table:table-cell table:style-name="Tabla2.A1" office:value-type="string">
            <text:p text:style-name="P4"/>
          </table:table-cell>
        </table:table-row>
        <table:table-row table:style-name="TableLine1779603372480">
          <table:table-cell table:style-name="Tabla2.A6" office:value-type="string">
            <text:p text:style-name="P4">Lipectomia</text:p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>2</text:p>
          </table:table-cell>
          <table:table-cell table:style-name="Tabla2.A6" office:value-type="string">
            <text:p text:style-name="P4">5</text:p>
          </table:table-cell>
          <table:table-cell table:style-name="Tabla2.A6" office:value-type="string">
            <text:p text:style-name="P4"/>
          </table:table-cell>
        </table:table-row>
        <table:table-row table:style-name="TableLine1779603372480">
          <table:table-cell table:style-name="Tabla2.A6" office:value-type="string">
            <text:p text:style-name="P4">Egresos</text:p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</table:table-row>
        <table:table-row table:style-name="TableLine1779603389616">
          <table:table-cell table:style-name="Tabla2.A1" office:value-type="string">
            <text:p text:style-name="P4">Número procedimientos realizados Bello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 table:style-name="TableLine1779603385808">
          <table:table-cell table:style-name="Tabla2.A1" office:value-type="string">
            <text:p text:style-name="P4">Mamoplastia de reducción (uni o bilateral)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 table:style-name="TableLine1779603385808">
          <table:table-cell table:style-name="Tabla2.A6" office:value-type="string">
            <text:p text:style-name="P4">Lipectomia</text:p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</table:table-row>
        <table:table-row table:style-name="TableLine1779603385808">
          <table:table-cell table:style-name="Tabla2.A6" office:value-type="string">
            <text:p text:style-name="P4">Egresos</text:p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  <table:table-cell table:style-name="Tabla2.A6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EFERENCIAS</text:p>
      <text:p text:style-name="P2"/>
      <text:p text:style-name="P3"><text:span text:style-name="Fuente_20_de_20_párrafo_20_predeter."><text:span text:style-name="T3">1. Kaoutzanis C, Gupta V, Winocour J, Shack B, Grotting JC, Higdon K. Incidence and Risk Factors for Major Surgical Site Infections in Aesthetic Surgery: Analysis of 129,007 Patients. Aesthet Surg J. 2017 Jan;37(1):89-99. doi: 10.1093/asj/sjw100. Epub 2016 Sep 30. PMID: 27694451.</text:span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1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1">
  <office:meta>
    <meta:generator>LibreOffice/7.1.3.2$Windows_X86_64 LibreOffice_project/47f78053abe362b9384784d31a6e56f8511eb1c1</meta:generator>
    <meta:creation-date>2021-06-18T16:53:00Z</meta:creation-date>
    <dc:date>2021-06-23T10:43:51.142000000</dc:date>
    <meta:editing-cycles>27</meta:editing-cycles>
    <meta:editing-duration>PT4H37M41S</meta:editing-duration>
    <meta:document-statistic meta:table-count="2" meta:image-count="0" meta:object-count="0" meta:page-count="3" meta:paragraph-count="182" meta:word-count="563" meta:character-count="3542" meta:non-whitespace-character-count="3157"/>
    <meta:template xlink:type="simple" xlink:actuate="onRequest" xlink:title="" xlink:href="Normal"/>
  </office:meta>
</office:document-meta>
</file>